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02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835in"/>
    </style:style>
    <style:style style:name="co14" style:family="table-column">
      <style:table-column-properties fo:break-before="auto" style:column-width="1.6252in"/>
    </style:style>
    <style:style style:name="co15" style:family="table-column">
      <style:table-column-properties fo:break-before="auto" style:column-width="1.8075in"/>
    </style:style>
    <style:style style:name="co16" style:family="table-column">
      <style:table-column-properties fo:break-before="auto" style:column-width="2.1417in"/>
    </style:style>
    <style:style style:name="co8" style:family="table-column">
      <style:table-column-properties fo:break-before="auto" style:column-width="0.6882in"/>
    </style:style>
    <style:style style:name="co9" style:family="table-column">
      <style:table-column-properties fo:break-before="auto" style:column-width="1.302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1.3772in"/>
    </style:style>
    <style:style style:name="co12" style:family="table-column">
      <style:table-column-properties fo:break-before="auto" style:column-width="1.6571in"/>
    </style:style>
    <style:style style:name="co17" style:family="table-column">
      <style:table-column-properties fo:break-before="auto" style:column-width="1.528in"/>
    </style:style>
    <style:style style:name="co18" style:family="table-column">
      <style:table-column-properties fo:break-before="auto" style:column-width="4.8209in"/>
    </style:style>
    <style:style style:name="co19" style:family="table-column">
      <style:table-column-properties fo:break-before="auto" style:column-width="2.55in"/>
    </style:style>
    <style:style style:name="co20" style:family="table-column">
      <style:table-column-properties fo:break-before="auto" style:column-width="0.622in"/>
    </style:style>
    <style:style style:name="co21" style:family="table-column">
      <style:table-column-properties fo:break-before="auto" style:column-width="0.829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53" style:family="table-row">
      <style:table-row-properties style:row-height="0.8909in" fo:break-before="auto" style:use-optimal-row-height="false"/>
    </style:style>
    <style:style style:name="ro59" style:family="table-row">
      <style:table-row-properties style:row-height="0.4866in" fo:break-before="auto" style:use-optimal-row-height="true"/>
    </style:style>
    <style:style style:name="ro6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083in" fo:break-before="auto" style:use-optimal-row-height="false"/>
    </style:style>
    <style:style style:name="ro13" style:family="table-row">
      <style:table-row-properties style:row-height="1.7409in" fo:break-before="auto" style:use-optimal-row-height="false"/>
    </style:style>
    <style:style style:name="ro14" style:family="table-row">
      <style:table-row-properties style:row-height="1.0571in" fo:break-before="auto" style:use-optimal-row-height="false"/>
    </style:style>
    <style:style style:name="ro15" style:family="table-row">
      <style:table-row-properties style:row-height="0.8083in" fo:break-before="auto" style:use-optimal-row-height="false"/>
    </style:style>
    <style:style style:name="ro16" style:family="table-row">
      <style:table-row-properties style:row-height="0.6319in" fo:break-before="auto" style:use-optimal-row-height="false"/>
    </style:style>
    <style:style style:name="ro17" style:family="table-row">
      <style:table-row-properties style:row-height="2.5181in" fo:break-before="auto" style:use-optimal-row-height="false"/>
    </style:style>
    <style:style style:name="ro18" style:family="table-row">
      <style:table-row-properties style:row-height="0.9016in" fo:break-before="auto" style:use-optimal-row-height="fals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0.7563in" fo:break-before="auto" style:use-optimal-row-height="false"/>
    </style:style>
    <style:style style:name="ro21" style:family="table-row">
      <style:table-row-properties style:row-height="1.5543in" fo:break-before="auto" style:use-optimal-row-height="false"/>
    </style:style>
    <style:style style:name="ro22" style:family="table-row">
      <style:table-row-properties style:row-height="1.2335in" fo:break-before="auto" style:use-optimal-row-height="false"/>
    </style:style>
    <style:style style:name="ro23" style:family="table-row">
      <style:table-row-properties style:row-height="1.2228in" fo:break-before="auto" style:use-optimal-row-height="false"/>
    </style:style>
    <style:style style:name="ro24" style:family="table-row">
      <style:table-row-properties style:row-height="1.8547in" fo:break-before="auto" style:use-optimal-row-height="false"/>
    </style:style>
    <style:style style:name="ro25" style:family="table-row">
      <style:table-row-properties style:row-height="1.0673in" fo:break-before="auto" style:use-optimal-row-height="false"/>
    </style:style>
    <style:style style:name="ro26" style:family="table-row">
      <style:table-row-properties style:row-height="1.3472in" fo:break-before="auto" style:use-optimal-row-height="false"/>
    </style:style>
    <style:style style:name="ro27" style:family="table-row">
      <style:table-row-properties style:row-height="1.461in" fo:break-before="auto" style:use-optimal-row-height="false"/>
    </style:style>
    <style:style style:name="ro28" style:family="table-row">
      <style:table-row-properties style:row-height="0.839in" fo:break-before="auto" style:use-optimal-row-height="false"/>
    </style:style>
    <style:style style:name="ro29" style:family="table-row">
      <style:table-row-properties style:row-height="1.0465in" fo:break-before="auto" style:use-optimal-row-height="false"/>
    </style:style>
    <style:style style:name="ro30" style:family="table-row">
      <style:table-row-properties style:row-height="0.7043in" fo:break-before="auto" style:use-optimal-row-height="false"/>
    </style:style>
    <style:style style:name="ro31" style:family="table-row">
      <style:table-row-properties style:row-height="1.5236in" fo:break-before="auto" style:use-optimal-row-height="false"/>
    </style:style>
    <style:style style:name="ro32" style:family="table-row">
      <style:table-row-properties style:row-height="1.4299in" fo:break-before="auto" style:use-optimal-row-height="false"/>
    </style:style>
    <style:style style:name="ro33" style:family="table-row">
      <style:table-row-properties style:row-height="2.2181in" fo:break-before="auto" style:use-optimal-row-height="false"/>
    </style:style>
    <style:style style:name="ro34" style:family="table-row">
      <style:table-row-properties style:row-height="3.3165in" fo:break-before="auto" style:use-optimal-row-height="false"/>
    </style:style>
    <style:style style:name="ro35" style:family="table-row">
      <style:table-row-properties style:row-height="1.4402in" fo:break-before="auto" style:use-optimal-row-height="false"/>
    </style:style>
    <style:style style:name="ro36" style:family="table-row">
      <style:table-row-properties style:row-height="1.3681in" fo:break-before="auto" style:use-optimal-row-height="false"/>
    </style:style>
    <style:style style:name="ro37" style:family="table-row">
      <style:table-row-properties style:row-height="2in" fo:break-before="auto" style:use-optimal-row-height="false"/>
    </style:style>
    <style:style style:name="ro38" style:family="table-row">
      <style:table-row-properties style:row-height="2.3528in" fo:break-before="auto" style:use-optimal-row-height="false"/>
    </style:style>
    <style:style style:name="ro39" style:family="table-row">
      <style:table-row-properties style:row-height="1.1189in" fo:break-before="auto" style:use-optimal-row-height="false"/>
    </style:style>
    <style:style style:name="ro40" style:family="table-row">
      <style:table-row-properties style:row-height="2.2693in" fo:break-before="auto" style:use-optimal-row-height="false"/>
    </style:style>
    <style:style style:name="ro41" style:family="table-row">
      <style:table-row-properties style:row-height="1.3161in" fo:break-before="auto" style:use-optimal-row-height="false"/>
    </style:style>
    <style:style style:name="ro42" style:family="table-row">
      <style:table-row-properties style:row-height="0.8291in" fo:break-before="auto" style:use-optimal-row-height="false"/>
    </style:style>
    <style:style style:name="ro43" style:family="table-row">
      <style:table-row-properties style:row-height="0.9945in" fo:break-before="auto" style:use-optimal-row-height="false"/>
    </style:style>
    <style:style style:name="ro44" style:family="table-row">
      <style:table-row-properties style:row-height="1.2638in" fo:break-before="auto" style:use-optimal-row-height="false"/>
    </style:style>
    <style:style style:name="ro45" style:family="table-row">
      <style:table-row-properties style:row-height="1.0362in" fo:break-before="auto" style:use-optimal-row-height="false"/>
    </style:style>
    <style:style style:name="ro46" style:family="table-row">
      <style:table-row-properties style:row-height="0.7457in" fo:break-before="auto" style:use-optimal-row-height="false"/>
    </style:style>
    <style:style style:name="ro47" style:family="table-row">
      <style:table-row-properties style:row-height="0.9839in" fo:break-before="auto" style:use-optimal-row-height="false"/>
    </style:style>
    <style:style style:name="ro48" style:family="table-row">
      <style:table-row-properties style:row-height="1.5134in" fo:break-before="auto" style:use-optimal-row-height="false"/>
    </style:style>
    <style:style style:name="ro49" style:family="table-row">
      <style:table-row-properties style:row-height="0.8492in" fo:break-before="auto" style:use-optimal-row-height="false"/>
    </style:style>
    <style:style style:name="ro50" style:family="table-row">
      <style:table-row-properties style:row-height="0.6839in" fo:break-before="auto" style:use-optimal-row-height="false"/>
    </style:style>
    <style:style style:name="ro51" style:family="table-row">
      <style:table-row-properties style:row-height="1.0047in" fo:break-before="auto" style:use-optimal-row-height="false"/>
    </style:style>
    <style:style style:name="ro52" style:family="table-row">
      <style:table-row-properties style:row-height="1.2846in" fo:break-before="auto" style:use-optimal-row-height="false"/>
    </style:style>
    <style:style style:name="ro54" style:family="table-row">
      <style:table-row-properties style:row-height="0.7665in" fo:break-before="auto" style:use-optimal-row-height="false"/>
    </style:style>
    <style:style style:name="ro55" style:family="table-row">
      <style:table-row-properties style:row-height="1.6783in" fo:break-before="auto" style:use-optimal-row-height="false"/>
    </style:style>
    <style:style style:name="ro56" style:family="table-row">
      <style:table-row-properties style:row-height="2.4457in" fo:break-before="auto" style:use-optimal-row-height="false"/>
    </style:style>
    <style:style style:name="ro57" style:family="table-row">
      <style:table-row-properties style:row-height="0.6008in" fo:break-before="auto" style:use-optimal-row-height="false"/>
    </style:style>
    <style:style style:name="ro58" style:family="table-row">
      <style:table-row-properties style:row-height="1.0984in" fo:break-before="auto" style:use-optimal-row-height="false"/>
    </style:style>
    <style:style style:name="ro61" style:family="table-row">
      <style:table-row-properties style:row-height="0.9429in" fo:break-before="auto" style:use-optimal-row-height="false"/>
    </style:style>
    <style:style style:name="ro62" style:family="table-row">
      <style:table-row-properties style:row-height="0.6425in" fo:break-before="auto" style:use-optimal-row-height="true"/>
    </style:style>
    <style:style style:name="ro63" style:family="table-row">
      <style:table-row-properties style:row-height="0.7146in" fo:break-before="auto" style:use-optimal-row-height="false"/>
    </style:style>
    <style:style style:name="ro64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6633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6633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6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8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9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3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ext-properties fo:font-weight="normal"/>
    </style:style>
    <style:style style:name="ce32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bold"/>
    </style:style>
    <style:style style:name="ce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weight="normal"/>
    </style:style>
    <style:style style:name="ce38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4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42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/>
    </style:style>
    <style:style style:name="ce43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glyph-orientation-vertical="0" fo:background-color="#ffffff" style:text-align-source="value-type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47" style:family="table-cell" style:parent-style-name="Default">
      <style:table-cell-properties fo:wrap-option="wrap" fo:border="0.0071in solid #000000" fo:padding-bottom="0.0193in" fo:padding-left="0.0138in" fo:padding-right="0.0138in" fo:padding-top="0.0193in"/>
    </style:style>
    <style:style style:name="ce48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49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/>
      <style:text-properties fo:color="#ffffff" fo:font-weight="bold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1" style:family="table-cell" style:parent-style-name="Default">
      <style:table-cell-properties fo:wrap-option="wrap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54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57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/>
    </style:style>
    <style:style style:name="ce60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weight="bold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73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76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78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normal" style:font-name-asian="Arial" style:font-size-asian="10pt"/>
    </style:style>
    <style:style style:name="ce79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80" style:family="table-cell" style:parent-style-name="Default">
      <style:text-properties style:font-name="Arial3" fo:font-size="10pt" fo:font-weight="normal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5" style:family="text">
      <style:text-properties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0" style:family="text">
      <style:text-properties style:font-name="Arial" style:font-name-asian="Lucida Sans Unicode" style:font-name-complex="Tahoma2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4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5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3" table:default-cell-style-name="ce13"/>
        <table:table-row table:style-name="ro1">
          <table:table-cell table:style-name="ce1" office:value-type="string" table:number-columns-spanned="4" table:number-rows-spanned="1">
            <text:p><text:span text:style-name="T1">Knowledge </text:span><text:span text:style-name="T1">Suite Check </text:span><text:span text:style-name="T1">List</text:span></text:p>
            <text:p><text:span text:style-name="T2">Based on Product </text:span><text:span text:style-name="T2">built version: KS </text:span><text:span text:style-name="T2">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0" office:value-type="string">
            <text:p>Priority</text:p>
          </table:table-cell>
          <table:table-cell table:style-name="ce10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1"/>
          <table:covered-table-cell table:style-name="ce11"/>
        </table:table-row>
        <table:table-row table:style-name="ro3">
          <table:table-cell office:value-type="string">
            <text:p>SNF_KS_01.0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02.001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03.001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04.001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5.001</text:p>
          </table:table-cell>
          <table:table-cell office:value-type="string">
            <text:p>Manage watch (Add/Edit/Re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6.001</text:p>
          </table:table-cell>
          <table:table-cell office:value-type="string">
            <text:p>Get RSS of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7.0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8.001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09.001</text:p>
          </table:table-cell>
          <table:table-cell office:value-type="string">
            <text:p>Discuss question to forum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0.001</text:p>
          </table:table-cell>
          <table:table-cell office:value-type="string">
            <text:p>View/print preview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11.001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2.001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3.0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4.001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5.001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6.001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7.0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8.001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19.001</text:p>
          </table:table-cell>
          <table:table-cell office:value-type="string">
            <text:p>View profile of user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20.001</text:p>
          </table:table-cell>
          <table:table-cell office:value-type="string">
            <text:p>User Setting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21.0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22.0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3.001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4.001</text:p>
          </table:table-cell>
          <table:table-cell office:value-type="string">
            <text:p>Manage Forum inside a Category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5.0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6.001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7.001</text:p>
          </table:table-cell>
          <table:table-cell office:value-type="string">
            <text:p>Manage Topic inside a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8.0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9.001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0.001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1.001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32.001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3.0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4.001</text:p>
          </table:table-cell>
          <table:table-cell office:value-type="string">
            <text:p>More action on Pos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5.001</text:p>
          </table:table-cell>
          <table:table-cell office:value-type="string">
            <text:p>View category/forum/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6.0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7.001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8.001</text:p>
          </table:table-cell>
          <table:table-cell office:value-type="string">
            <text:p>Permalink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9.001</text:p>
          </table:table-cell>
          <table:table-cell office:value-type="string">
            <text:p>RSS feed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0.001</text:p>
          </table:table-cell>
          <table:table-cell office:value-type="string">
            <text:p>Check breadcrumbs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1.0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2.0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3.0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4.0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5.0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6.001</text:p>
          </table:table-cell>
          <table:table-cell office:value-type="string">
            <text:p>Sort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7.001</text:p>
          </table:table-cell>
          <table:table-cell office:value-type="string">
            <text:p>Censor keyword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8.001</text:p>
          </table:table-cell>
          <table:table-cell office:value-type="string">
            <text:p>Notification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9.0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0.001</text:p>
          </table:table-cell>
          <table:table-cell office:value-type="string">
            <text:p>Auto-Prun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1.001</text:p>
          </table:table-cell>
          <table:table-cell office:value-type="string">
            <text:p>Manage Topic typ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2.0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3.0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54.0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55.0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6.0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8" table:default-cell-style-name="ce30"/>
        <table:table-column table:style-name="co9" table:default-cell-style-name="ce37"/>
        <table:table-column table:style-name="co10" table:default-cell-style-name="ce43"/>
        <table:table-column table:style-name="co11" table:default-cell-style-name="ce46"/>
        <table:table-column table:style-name="co12" table:default-cell-style-name="ce8"/>
        <table:table-column table:style-name="co17" table:default-cell-style-name="ce46"/>
        <table:table-column table:style-name="co18" table:default-cell-style-name="ce46"/>
        <table:table-column table:style-name="co19" table:default-cell-style-name="ce46"/>
        <table:table-column table:style-name="co20" table:default-cell-style-name="ce12"/>
        <table:table-column table:style-name="co21" table:default-cell-style-name="ce75"/>
        <table:table-column table:style-name="co3" table:number-columns-repeated="10" table:default-cell-style-name="ce13"/>
        <table:table-column table:style-name="co3" table:number-columns-repeated="234" table:default-cell-style-name="Default"/>
        <table:table-row table:style-name="ro11">
          <table:table-cell table:style-name="ce13"/>
          <table:table-cell table:style-name="ce32" office:value-type="string">
            <text:p>TEST CASES</text:p>
          </table:table-cell>
          <table:table-cell table:style-name="ce38"/>
          <table:table-cell table:style-name="ce44" table:number-columns-repeated="2"/>
          <table:table-cell table:style-name="ce47"/>
          <table:table-cell table:style-name="ce13"/>
          <table:table-cell table:style-name="ce44"/>
          <table:table-cell table:style-name="ce57"/>
          <table:table-cell table:style-name="ce72"/>
          <table:table-cell table:style-name="ce73" office:value-type="string">
            <text:p>Passed</text:p>
          </table:table-cell>
          <table:table-cell table:style-name="ce73" table:formula="of:=COUNTIF([.L$7:.L$1008];[.$K1])" office:value-type="float" office:value="0">
            <text:p>0</text:p>
          </table:table-cell>
          <table:table-cell table:style-name="ce73" table:formula="of:=COUNTIF([.M$7:.M$1008];[.$K1])" office:value-type="float" office:value="0">
            <text:p>0</text:p>
          </table:table-cell>
          <table:table-cell table:style-name="ce73" table:formula="of:=COUNTIF([.N$7:.N$1008];[.$K1])" office:value-type="float" office:value="0">
            <text:p>0</text:p>
          </table:table-cell>
          <table:table-cell table:style-name="ce73" table:formula="of:=COUNTIF([.O$7:.O$1008];[.$K1])" office:value-type="float" office:value="0">
            <text:p>0</text:p>
          </table:table-cell>
          <table:table-cell table:style-name="ce78" table:number-columns-repeated="5"/>
          <table:table-cell table:style-name="ce79" table:number-columns-repeated="206"/>
          <table:table-cell table:number-columns-repeated="28"/>
        </table:table-row>
        <table:table-row table:style-name="ro11">
          <table:table-cell table:style-name="ce13"/>
          <table:table-cell table:style-name="ce33" table:number-columns-repeated="2"/>
          <table:table-cell table:style-name="ce44" table:number-columns-repeated="2"/>
          <table:table-cell table:style-name="ce47"/>
          <table:table-cell table:style-name="ce13"/>
          <table:table-cell table:style-name="ce44"/>
          <table:table-cell table:style-name="ce57"/>
          <table:table-cell table:style-name="ce73"/>
          <table:table-cell table:style-name="ce73" office:value-type="string">
            <text:p>Failed</text:p>
          </table:table-cell>
          <table:table-cell table:style-name="ce73" table:formula="of:=COUNTIF([.L$7:.L$1008];[.$K2])" office:value-type="float" office:value="0">
            <text:p>0</text:p>
          </table:table-cell>
          <table:table-cell table:style-name="ce73" table:formula="of:=COUNTIF([.M$7:.M$1008];[.$K2])" office:value-type="float" office:value="0">
            <text:p>0</text:p>
          </table:table-cell>
          <table:table-cell table:style-name="ce73" table:formula="of:=COUNTIF([.N$7:.N$1008];[.$K2])" office:value-type="float" office:value="0">
            <text:p>0</text:p>
          </table:table-cell>
          <table:table-cell table:style-name="ce73" table:formula="of:=COUNTIF([.O$7:.O$1008];[.$K2])" office:value-type="float" office:value="0">
            <text:p>0</text:p>
          </table:table-cell>
          <table:table-cell table:style-name="ce73" table:number-columns-repeated="2"/>
          <table:table-cell/>
          <table:table-cell table:style-name="ce78" table:number-columns-repeated="2"/>
          <table:table-cell table:style-name="ce79" table:number-columns-repeated="206"/>
          <table:table-cell table:number-columns-repeated="28"/>
        </table:table-row>
        <table:table-row table:style-name="ro3">
          <table:table-cell table:style-name="ce13"/>
          <table:table-cell table:style-name="ce34" office:value-type="string">
            <text:p>Function List<text:span text:style-name="T4">:</text:span></text:p>
          </table:table-cell>
          <table:table-cell table:style-name="ce39" office:value-type="string" table:number-columns-spanned="3" table:number-rows-spanned="1">
            <text:p>All main Actions in Forum, Answer and FAQ porlet</text:p>
          </table:table-cell>
          <table:covered-table-cell table:style-name="ce13"/>
          <table:covered-table-cell table:style-name="ce13"/>
          <table:table-cell table:style-name="ce47"/>
          <table:table-cell table:style-name="ce13"/>
          <table:table-cell table:style-name="ce55"/>
          <table:table-cell table:style-name="ce58"/>
          <table:table-cell table:style-name="ce73"/>
          <table:table-cell table:style-name="ce73" office:value-type="string">
            <text:p>Blocked</text:p>
          </table:table-cell>
          <table:table-cell table:style-name="ce73" table:formula="of:=COUNTIF([.L$7:.L$1008];[.$K3])" office:value-type="float" office:value="0">
            <text:p>0</text:p>
          </table:table-cell>
          <table:table-cell table:style-name="ce73" table:formula="of:=COUNTIF([.M$7:.M$1008];[.$K3])" office:value-type="float" office:value="0">
            <text:p>0</text:p>
          </table:table-cell>
          <table:table-cell table:style-name="ce73" table:formula="of:=COUNTIF([.N$7:.N$1008];[.$K3])" office:value-type="float" office:value="0">
            <text:p>0</text:p>
          </table:table-cell>
          <table:table-cell table:style-name="ce73" table:formula="of:=COUNTIF([.O$7:.O$1008];[.$K3])" office:value-type="float" office:value="0">
            <text:p>0</text:p>
          </table:table-cell>
          <table:table-cell table:style-name="ce73" table:number-columns-repeated="2"/>
          <table:table-cell/>
          <table:table-cell table:style-name="ce78" table:number-columns-repeated="2"/>
          <table:table-cell table:style-name="ce79" table:number-columns-repeated="206"/>
          <table:table-cell table:number-columns-repeated="28"/>
        </table:table-row>
        <table:table-row table:style-name="ro12">
          <table:table-cell table:style-name="ce13"/>
          <table:table-cell table:style-name="ce34" office:value-type="string">
            <text:p>Total main cases:</text:p>
          </table:table-cell>
          <table:table-cell table:style-name="ce40" table:formula="of:=MAX([.A7:.A1103])" office:value-type="float" office:value="56" table:number-columns-spanned="3" table:number-rows-spanned="1">
            <text:p>56</text:p>
          </table:table-cell>
          <table:covered-table-cell table:style-name="ce40"/>
          <table:covered-table-cell table:style-name="ce40"/>
          <table:table-cell table:style-name="ce47"/>
          <table:table-cell table:style-name="ce13"/>
          <table:table-cell table:style-name="ce55"/>
          <table:table-cell table:style-name="ce58"/>
          <table:table-cell table:style-name="ce73"/>
          <table:table-cell table:style-name="ce74" office:value-type="string">
            <text:p>Untested</text:p>
          </table:table-cell>
          <table:table-cell table:style-name="ce73" table:formula="of:=COUNTIF([.L$7:.L$1008];[.$K4])" office:value-type="float" office:value="0">
            <text:p>0</text:p>
          </table:table-cell>
          <table:table-cell table:style-name="ce73" table:formula="of:=COUNTIF([.M$7:.M$1008];[.$K4])" office:value-type="float" office:value="0">
            <text:p>0</text:p>
          </table:table-cell>
          <table:table-cell table:style-name="ce73" table:formula="of:=COUNTIF([.N$7:.N$1008];[.$K4])" office:value-type="float" office:value="0">
            <text:p>0</text:p>
          </table:table-cell>
          <table:table-cell table:style-name="ce73" table:formula="of:=COUNTIF([.O$7:.O$1008];[.$K4])" office:value-type="float" office:value="0">
            <text:p>0</text:p>
          </table:table-cell>
          <table:table-cell table:style-name="ce73" table:number-columns-repeated="2"/>
          <table:table-cell/>
          <table:table-cell table:style-name="ce78" table:number-columns-repeated="2"/>
          <table:table-cell table:style-name="ce79" table:number-columns-repeated="206"/>
          <table:table-cell table:number-columns-repeated="28"/>
        </table:table-row>
        <table:table-row table:style-name="ro11">
          <table:table-cell table:style-name="ce13"/>
          <table:table-cell table:style-name="ce35"/>
          <table:table-cell table:style-name="ce41" table:number-columns-repeated="3"/>
          <table:table-cell table:style-name="ce48"/>
          <table:table-cell table:style-name="ce41" table:number-columns-repeated="2"/>
          <table:table-cell table:style-name="ce59"/>
          <table:table-cell table:style-name="ce74"/>
          <table:table-cell office:value-type="string">
            <text:p>N/A</text:p>
          </table:table-cell>
          <table:table-cell table:style-name="ce73" table:formula="of:=COUNTIF([.L$7:.L$1008];[.$K5])" office:value-type="float" office:value="0">
            <text:p>0</text:p>
          </table:table-cell>
          <table:table-cell table:style-name="ce73" table:formula="of:=COUNTIF([.M$7:.M$1008];[.$K5])" office:value-type="float" office:value="0">
            <text:p>0</text:p>
          </table:table-cell>
          <table:table-cell table:style-name="ce73" table:formula="of:=COUNTIF([.N$7:.N$1008];[.$K5])" office:value-type="float" office:value="0">
            <text:p>0</text:p>
          </table:table-cell>
          <table:table-cell table:style-name="ce73" table:formula="of:=COUNTIF([.O$7:.O$1008];[.$K5])" office:value-type="float" office:value="0">
            <text:p>0</text:p>
          </table:table-cell>
          <table:table-cell table:style-name="ce73" table:number-columns-repeated="2"/>
          <table:table-cell/>
          <table:table-cell table:style-name="ce41" table:number-columns-repeated="2"/>
          <table:table-cell table:style-name="ce80" table:number-columns-repeated="206"/>
          <table:table-cell table:number-columns-repeated="28"/>
        </table:table-row>
        <table:table-row table:style-name="ro2">
          <table:table-cell table:style-name="ce28" office:value-type="string">
            <text:p>Case No</text:p>
          </table:table-cell>
          <table:table-cell table:style-name="ce36" office:value-type="string">
            <text:p>Related function</text:p>
          </table:table-cell>
          <table:table-cell table:style-name="ce42" office:value-type="string">
            <text:p>Case ID</text:p>
          </table:table-cell>
          <table:table-cell table:style-name="ce42" office:value-type="string">
            <text:p>Path</text:p>
          </table:table-cell>
          <table:table-cell table:style-name="ce42" office:value-type="string">
            <text:p>Case Name</text:p>
          </table:table-cell>
          <table:table-cell table:style-name="ce49" office:value-type="string">
            <text:p>Description</text:p>
          </table:table-cell>
          <table:table-cell table:style-name="ce42" office:value-type="string">
            <text:p>Step</text:p>
          </table:table-cell>
          <table:table-cell table:style-name="ce42" office:value-type="string">
            <text:p>Expected Result</text:p>
          </table:table-cell>
          <table:table-cell table:style-name="ce60" office:value-type="string">
            <text:p>Priority</text:p>
          </table:table-cell>
          <table:table-cell table:style-name="ce42" office:value-type="string">
            <text:p>Affect</text:p>
          </table:table-cell>
          <table:table-cell table:style-name="ce76" office:value-type="string">
            <text:p>Tester</text:p>
          </table:table-cell>
          <table:table-cell table:style-name="ce76"/>
          <table:table-cell table:style-name="ce77" table:number-columns-repeated="3"/>
          <table:table-cell table:style-name="ce76" office:value-type="string">
            <text:p>JIRA issue</text:p>
          </table:table-cell>
          <table:table-cell table:style-name="ce76" office:value-type="string">
            <text:p>Comment</text:p>
          </table:table-cell>
          <table:table-cell table:style-name="ce77" table:number-columns-repeated="3"/>
          <table:table-cell table:style-name="ce81" table:number-columns-repeated="234"/>
        </table:table-row>
        <table:table-row table:style-name="ro13">
          <table:table-cell table:style-name="ce29" office:value-type="float" office:value="1">
            <text:p>001</text:p>
          </table:table-cell>
          <table:table-cell office:value-type="string">
            <text:p>SNF_KS_01</text:p>
          </table:table-cell>
          <table:table-cell office:value-type="float" office:value="1">
            <text:p>001</text:p>
          </table:table-cell>
          <table:table-cell table:style-name="ce45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6">Add</text:span><text:span text:style-name="T7"> </text:span></text:p>
            <text:p>- Go to Answers page</text:p>
            <text:p>- Select Category → Add Category</text:p>
            <text:p>- Put values</text:p>
            <text:p><text:span text:style-name="T6">Edit</text:span><text:span text:style-name="T7"> </text:span></text:p>
            <text:p><text:span text:style-name="T8">- Right click on 1 category and select </text:span><text:span text:style-name="T8">Edit</text:span></text:p>
            <text:p><text:span text:style-name="T8">- Change values</text:span></text:p>
            <text:p><text:span text:style-name="T6">Delete</text:span></text:p>
            <text:p><text:span text:style-name="T9">- Right click on 1 category and select </text:span><text:span text:style-name="T9">Delete</text:span></text:p>
            <text:p><text:span text:style-name="T6">Move</text:span><text:span text:style-name="T7"> </text:span></text:p>
            <text:p><text:span text:style-name="T9">- Right click on 1 category and select </text:span><text:span text:style-name="T9">Move</text:span></text:p>
            <text:p><text:span text:style-name="T9">- Choose destination 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1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02</text:p>
          </table:table-cell>
          <table:table-cell office:value-type="float" office:value="1">
            <text:p>001</text:p>
          </table:table-cell>
          <table:table-cell table:style-name="ce45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1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03</text:p>
          </table:table-cell>
          <table:table-cell office:value-type="float" office:value="1">
            <text:p>001</text:p>
          </table:table-cell>
          <table:table-cell table:style-name="ce45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6">Export:</text:span></text:p>
            <text:p>- Right click on 1 category and select Export</text:p>
            <text:p>- Put file's name and Export</text:p>
            <text:p><text:span text:style-name="T6">Import</text:span></text:p>
            <text:p><text:span text:style-name="T10">- Right click on 1 category and select </text:span><text:span text:style-name="T10">Import</text:span></text:p>
            <text:p><text:span text:style-name="T10">- Choose the 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16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04</text:p>
          </table:table-cell>
          <table:table-cell office:value-type="float" office:value="1">
            <text:p>001</text:p>
          </table:table-cell>
          <table:table-cell table:style-name="ce45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6">Watch</text:span></text:p>
            <text:p>- Right click on 1 category and select Watch</text:p>
            <text:p><text:span text:style-name="T6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05</text:p>
          </table:table-cell>
          <table:table-cell office:value-type="float" office:value="1">
            <text:p>001</text:p>
          </table:table-cell>
          <table:table-cell table:style-name="ce45" office:value-type="string">
            <text:p>KS\Answers\Category\Manage_Watch </text:p>
          </table:table-cell>
          <table:table-cell office:value-type="string">
            <text:p>Manage watch (Add/Edit/Remove)</text:p>
          </table:table-cell>
          <table:table-cell table:content-validation-name="val1" office:value-type="string">
            <text:p>Step 1: Manage watch</text:p>
          </table:table-cell>
          <table:table-cell office:value-type="string">
            <text:p>- Right click on 1 category and select Watch</text:p>
            <text:p>- Click on Watch icon</text:p>
            <text:p><text:span text:style-name="T6">Edit</text:span></text:p>
            <text:p>- Click Edit icon </text:p>
            <text:p>- Add more emails or delete</text:p>
            <text:p>- Click Save</text:p>
            <text:p><text:span text:style-name="T6">Remove</text:span></text:p>
            <text:p>- Click Delete icon</text:p>
          </table:table-cell>
          <table:table-cell office:value-type="string">
            <text:p>Email address is added/edited/deleted successful in Manage watch form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06</text:p>
          </table:table-cell>
          <table:table-cell office:value-type="float" office:value="1">
            <text:p>001</text:p>
          </table:table-cell>
          <table:table-cell table:style-name="ce45" office:value-type="string">
            <text:p>KS\Answers\Category\RSS</text:p>
          </table:table-cell>
          <table:table-cell office:value-type="string">
            <text:p>Get RSS of Category</text:p>
          </table:table-cell>
          <table:table-cell table:content-validation-name="val1" office:value-type="string">
            <text:p>Step 1: Get RSS of category</text:p>
          </table:table-cell>
          <table:table-cell office:value-type="string">
            <text:p>- Open a category</text:p>
            <text:p>- Select “RSS” on main menu or right click menu</text:p>
          </table:table-cell>
          <table:table-cell office:value-type="string">
            <text:p>Category and questions inside is displayed in RSS feed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07</text:p>
          </table:table-cell>
          <table:table-cell office:value-type="float" office:value="1">
            <text:p>001</text:p>
          </table:table-cell>
          <table:table-cell table:style-name="ce45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6">Add Question</text:span></text:p>
            <text:p>- Select 1 category and click on Submit question</text:p>
            <text:p>- Put values</text:p>
            <text:p><text:span text:style-name="T6">Edit Question</text:span></text:p>
            <text:p>- Right click on a question and select Edit</text:p>
            <text:p>- Change values</text:p>
            <text:p><text:span text:style-name="T6">Delete Question</text:span></text:p>
            <text:p><text:span text:style-name="T9">- Right click on a question and select </text:span><text:span text:style-name="T9">Delete</text:span></text:p>
            <text:p><text:span text:style-name="T6">Move Question</text:span></text:p>
            <text:p><text:span text:style-name="T11">- Right click on question and select </text:span><text:span text:style-name="T11">Move to </text:span></text:p>
            <text:p><text:span text:style-name="T11">- Select destination 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08</text:p>
          </table:table-cell>
          <table:table-cell office:value-type="float" office:value="1">
            <text:p>001</text:p>
          </table:table-cell>
          <table:table-cell table:style-name="ce45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09</text:p>
          </table:table-cell>
          <table:table-cell office:value-type="float" office:value="1">
            <text:p>001</text:p>
          </table:table-cell>
          <table:table-cell office:value-type="string">
            <text:p>KS\Answers\Question\Discuss</text:p>
          </table:table-cell>
          <table:table-cell office:value-type="string">
            <text:p>Discuss question to forum</text:p>
          </table:table-cell>
          <table:table-cell table:content-validation-name="val1" office:value-type="string">
            <text:p>Step 1: Discuss Question</text:p>
          </table:table-cell>
          <table:table-cell office:value-type="string">
            <text:p>- Go to Forum page and add new forum</text:p>
            <text:p>- Go to Answers page and open form to edit this page</text:p>
            <text:p>- Enable Discussion function and select created forum</text:p>
            <text:p>- Create new question on Answers</text:p>
            <text:p>- Right click on question and select Discuss</text:p>
          </table:table-cell>
          <table:table-cell office:value-type="string">
            <text:p>Discuss question in forum is successful</text:p>
            <text:p>The question become a topic in the selected forum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10</text:p>
          </table:table-cell>
          <table:table-cell office:value-type="float" office:value="1">
            <text:p>001</text:p>
          </table:table-cell>
          <table:table-cell office:value-type="string">
            <text:p>KS\Answers\Question\Print</text:p>
          </table:table-cell>
          <table:table-cell office:value-type="string">
            <text:p>View/print preview question</text:p>
          </table:table-cell>
          <table:table-cell table:style-name="ce50" table:content-validation-name="val1" office:value-type="string">
            <text:p>Step 1: Print Question</text:p>
          </table:table-cell>
          <table:table-cell office:value-type="string">
            <text:p>- Open a question</text:p>
            <text:p>- Click Print Preview icon </text:p>
            <text:p>- Check Print Preview page</text:p>
            <text:p>- Click Print/Close button</text:p>
          </table:table-cell>
          <table:table-cell office:value-type="string">
            <text:p>Question content is shown in print preview form</text:p>
          </table:table-cell>
          <table:table-cell office:value-type="string">
            <text:p>Low</text:p>
          </table:table-cell>
          <table:table-cell table:number-columns-repeated="245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11</text:p>
          </table:table-cell>
          <table:table-cell office:value-type="float" office:value="1">
            <text:p>001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24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12</text:p>
          </table:table-cell>
          <table:table-cell office:value-type="float" office:value="1">
            <text:p>001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50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6">Approve/disapprove</text:span></text:p>
            <text:p><text:span text:style-name="T12">- Select All Question tab</text:span></text:p>
            <text:p>- Click Disapprove icon on approved question</text:p>
            <text:p><text:span text:style-name="T10">- Click Approve icon on disapproved </text:span><text:span text:style-name="T10">question</text:span></text:p>
            <text:p><text:span text:style-name="T6">Active/Inactive</text:span><text:span text:style-name="T7"> </text:span></text:p>
            <text:p><text:span text:style-name="T13">- Select All Question tab</text:span></text:p>
            <text:p><text:span text:style-name="T10">- Click Inactivate icon on activated </text:span><text:span text:style-name="T10">question</text:span></text:p>
            <text:p><text:span text:style-name="T10">- Click Activate icon on inactivate </text:span><text:span text:style-name="T10">question</text:span></text:p>
            <text:p><text:span text:style-name="T6">Answer question</text:span></text:p>
            <text:p><text:span text:style-name="T13">- Select Open Question tab</text:span></text:p>
            <text:p><text:span text:style-name="T10">- Click Answer on question want to </text:span><text:span text:style-name="T10">answer</text:span></text:p>
            <text:p><text:span text:style-name="T10">- Put values</text:span></text:p>
            <text:p><text:span text:style-name="T6">Edit question</text:span></text:p>
            <text:p><text:span text:style-name="T13">- Select All Question tab</text:span></text:p>
            <text:p><text:span text:style-name="T10">- Click Edit on question want to edit</text:span></text:p>
            <text:p><text:span text:style-name="T10">- Put values</text:span></text:p>
            <text:p><text:span text:style-name="T6">Delete question</text:span></text:p>
            <text:p><text:span text:style-name="T13">- Select All Question tab</text:span></text:p>
            <text:p><text:span text:style-name="T10">- Click Edit on question want to 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13</text:p>
          </table:table-cell>
          <table:table-cell office:value-type="float" office:value="1">
            <text:p>001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6"><text:s/></text:span><text:span text:style-name="T6">Add answers</text:span></text:p>
            <text:p>- Click Answer button</text:p>
            <text:p>- Put values </text:p>
            <text:p><text:span text:style-name="T6">Edit</text:span></text:p>
            <text:p><text:span text:style-name="T11">- Open question having answers </text:span></text:p>
            <text:p><text:span text:style-name="T11">- Click Edit icon in answer of question</text:span></text:p>
            <text:p><text:span text:style-name="T11">- Put values</text:span></text:p>
            <text:p><text:span text:style-name="T6">Delete</text:span></text:p>
            <text:p><text:span text:style-name="T9">- Open question having answers </text:span></text:p>
            <text:p><text:span text:style-name="T9">- Click Delete icon in answer of </text:span><text:span text:style-name="T9">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26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14</text:p>
          </table:table-cell>
          <table:table-cell office:value-type="float" office:value="1">
            <text:p>001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15</text:p>
          </table:table-cell>
          <table:table-cell office:value-type="float" office:value="1">
            <text:p>001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50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16</text:p>
          </table:table-cell>
          <table:table-cell office:value-type="float" office:value="1">
            <text:p>001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6">Add comment in question</text:span></text:p>
            <text:p>- Click Comment button</text:p>
            <text:p>- Put values</text:p>
            <text:p><text:span text:style-name="T6">Edit</text:span></text:p>
            <text:p>- Open question having comment</text:p>
            <text:p>- Click Edit icon on comment</text:p>
            <text:p>- Put values</text:p>
            <text:p><text:span text:style-name="T6">Delete</text:span></text:p>
            <text:p><text:span text:style-name="T10">- Open question having comment</text:span></text:p>
            <text:p><text:span text:style-name="T10">- Click Delete icon on comment</text:span></text:p>
            <text:p><text:span text:style-name="T6">Promote a 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28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17</text:p>
          </table:table-cell>
          <table:table-cell office:value-type="float" office:value="1">
            <text:p>001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18</text:p>
          </table:table-cell>
          <table:table-cell office:value-type="float" office:value="1">
            <text:p>001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30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19</text:p>
          </table:table-cell>
          <table:table-cell office:value-type="float" office:value="1">
            <text:p>001</text:p>
          </table:table-cell>
          <table:table-cell office:value-type="string">
            <text:p>KS\Answers\View Profile</text:p>
          </table:table-cell>
          <table:table-cell office:value-type="string">
            <text:p>View profile of user</text:p>
          </table:table-cell>
          <table:table-cell table:content-validation-name="val1" office:value-type="string">
            <text:p>Step 1: View Profile</text:p>
          </table:table-cell>
          <table:table-cell office:value-type="string">
            <text:p>- Create new question</text:p>
            <text:p>- Answer or comment for this question</text:p>
            <text:p>- Click on full name of user below avatar </text:p>
          </table:table-cell>
          <table:table-cell office:value-type="string">
            <text:p>Profile of user is shown properties</text:p>
          </table:table-cell>
          <table:table-cell office:value-type="string">
            <text:p>Low</text:p>
          </table:table-cell>
          <table:table-cell table:number-columns-repeated="245"/>
        </table:table-row>
        <table:table-row table:style-name="ro3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20</text:p>
          </table:table-cell>
          <table:table-cell office:value-type="float" office:value="1">
            <text:p>001</text:p>
          </table:table-cell>
          <table:table-cell office:value-type="string">
            <text:p>KS\Answers\User Setting</text:p>
          </table:table-cell>
          <table:table-cell office:value-type="string">
            <text:p>User Setting</text:p>
          </table:table-cell>
          <table:table-cell table:style-name="ce50" table:content-validation-name="val1" office:value-type="string">
            <text:p>Step 1: User setting</text:p>
          </table:table-cell>
          <table:table-cell office:value-type="string">
            <text:p>- Click on User Setting on the main bar</text:p>
            <text:p>- Check arrange by name, created date and sort type in ascending or descending</text:p>
            <text:p>- Change avatars</text:p>
            <text:p>- Manage my watches</text:p>
          </table:table-cell>
          <table:table-cell office:value-type="string">
            <text:p>- Question list is sorted by properties</text:p>
            <text:p>- Avatar is updated and displayed in question</text:p>
            <text:p>- Watched category by users is listed in My watches form</text:p>
          </table:table-cell>
          <table:table-cell office:value-type="string">
            <text:p>Low</text:p>
          </table:table-cell>
          <table:table-cell table:number-columns-repeated="245"/>
        </table:table-row>
        <table:table-row table:style-name="ro32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21</text:p>
          </table:table-cell>
          <table:table-cell office:value-type="float" office:value="1">
            <text:p>001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33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22</text:p>
          </table:table-cell>
          <table:table-cell office:value-type="float" office:value="1">
            <text:p>001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6">Add category</text:span></text:p>
            <text:p>- Go to Forum</text:p>
            <text:p>- Click on Manage Category → Add</text:p>
            <text:p>- Put values</text:p>
            <text:p><text:span text:style-name="T6">Edit category</text:span></text:p>
            <text:p>- Select 1 category</text:p>
            <text:p>- Click on Manage category (at the right conner) → Edit</text:p>
            <text:p>- Put values</text:p>
            <text:p><text:span text:style-name="T6">Delete category</text:span></text:p>
            <text:p><text:span text:style-name="T10">- Click on Manage category (at the </text:span><text:span text:style-name="T10">right conner)→ Delete</text:span></text:p>
            <text:p><text:span text:style-name="T10">- Click OK on confirm 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3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23</text:p>
          </table:table-cell>
          <table:table-cell office:value-type="float" office:value="1">
            <text:p>001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6">Export category</text:span></text:p>
            <text:p>- Go to Forum page</text:p>
            <text:p>- Click on Manage Category → Export</text:p>
            <text:p>- Select category(s)</text:p>
            <text:p>- Click Save</text:p>
            <text:p><text:span text:style-name="T14">Import category</text:span></text:p>
            <text:p><text:span text:style-name="T9">- Go to Forum page</text:span></text:p>
            <text:p><text:span text:style-name="T10">- Click on </text:span><text:span text:style-name="T10">Manage Category</text:span><text:span text:style-name="T10"> → Import</text:span></text:p>
            <text:p><text:span text:style-name="T10">- Browse a file</text:span></text:p>
            <text:p><text:span text:style-name="T10">- Click Save</text:span></text:p>
            <text:p><text:span text:style-name="T6">Export forum in category</text:span></text:p>
            <text:p><text:span text:style-name="T12">- Select 1 category has forum(s)</text:span></text:p>
            <text:p><text:span text:style-name="T12">- Click on Manage Category (at the </text:span><text:span text:style-name="T12">right conner) → Export Forum(s)</text:span></text:p>
            <text:p><text:span text:style-name="T12">- Select forum(s) to export</text:span></text:p>
            <text:p><text:span text:style-name="T12">- Click Save</text:span></text:p>
            <text:p><text:span text:style-name="T14">Import forum in category</text:span></text:p>
            <text:p><text:span text:style-name="T13">- Select 1 category </text:span></text:p>
            <text:p><text:span text:style-name="T13">- Click on Manage Category (at the </text:span><text:span text:style-name="T13">right conner) →Import Forum</text:span></text:p>
            <text:p><text:span text:style-name="T13">- Browse a file</text:span></text:p>
            <text:p><text:span text:style-name="T13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35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24</text:p>
          </table:table-cell>
          <table:table-cell office:value-type="float" office:value="1">
            <text:p>001</text:p>
          </table:table-cell>
          <table:table-cell office:value-type="string">
            <text:p>KS\Forum\Category\Manage_Forum</text:p>
          </table:table-cell>
          <table:table-cell office:value-type="string">
            <text:p>Manage Forum inside a Category</text:p>
          </table:table-cell>
          <table:table-cell table:content-validation-name="val1" office:value-type="string">
            <text:p>Step 1: Manage Forum </text:p>
          </table:table-cell>
          <table:table-cell office:value-type="string">
            <text:p>- Add new category and open it</text:p>
            <text:p><text:span text:style-name="T14">Add</text:span></text:p>
            <text:p>- Click on Manage Category → Add forum</text:p>
            <text:p>- Put values</text:p>
            <text:p><text:span text:style-name="T6">Edit</text:span></text:p>
            <text:p>- Open category has forums inside</text:p>
            <text:p>- Select on forum</text:p>
            <text:p>- Click on Manage Category → Edit</text:p>
            <text:p>- Put values</text:p>
            <text:p><text:span text:style-name="T6">Move</text:span></text:p>
            <text:p><text:span text:style-name="T10">- Open category has forums inside</text:span></text:p>
            <text:p><text:span text:style-name="T10">- Select on forum</text:span></text:p>
            <text:p><text:span text:style-name="T10">- Click on Manage Category → Move</text:span></text:p>
            <text:p><text:span text:style-name="T10">- Choose a destination category</text:span></text:p>
            <text:p><text:span text:style-name="T14">Remove</text:span></text:p>
            <text:p><text:span text:style-name="T9">- Open category has forums inside</text:span></text:p>
            <text:p><text:span text:style-name="T10">- Select on forum</text:span></text:p>
            <text:p><text:span text:style-name="T10">- Click on Manage Category → </text:span><text:span text:style-name="T10">Remove</text:span></text:p>
            <text:p><text:span text:style-name="T6">Lock/Unlock forum</text:span></text:p>
            <text:p><text:span text:style-name="T9">- Open category has forums inside</text:span></text:p>
            <text:p><text:span text:style-name="T10">- Select on forum</text:span></text:p>
            <text:p><text:span text:style-name="T10">- Click on Manage Category → </text:span><text:span text:style-name="T10">Lock/Unlock</text:span></text:p>
            <text:p><text:span text:style-name="T6">Close/Open forum</text:span></text:p>
            <text:p><text:span text:style-name="T9">- Open category has forums inside</text:span></text:p>
            <text:p><text:span text:style-name="T10">- Select on forum</text:span></text:p>
            <text:p><text:span text:style-name="T10">- Click on Manage Category → </text:span><text:span text:style-name="T10">Lock/Unlock</text:span></text:p>
            <text:p/>
            <text:p/>
            <text:p/>
          </table:table-cell>
          <table:table-cell office:value-type="string">
            <text:p>- Forum is added/edited/removed successful </text:p>
            <text:p>- Forum is locked/unlocked, closed/opened successful</text:p>
            <text:p>- Normal user can not view closed forum and add topic into locked forum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3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25</text:p>
          </table:table-cell>
          <table:table-cell office:value-type="float" office:value="1">
            <text:p>001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52" office:value-type="string">
            <text:p><text:span text:style-name="T6">Add forum</text:span></text:p>
            <text:p>- Click on Add forum icon</text:p>
            <text:p>- Put values</text:p>
            <text:p>- Click Save</text:p>
            <text:p><text:span text:style-name="T6">Edit</text:span></text:p>
            <text:p>- Select 1 forum</text:p>
            <text:p>- Click on More Action → Edit</text:p>
            <text:p>- Put values</text:p>
            <text:p>- Click Save</text:p>
            <text:p><text:span text:style-name="T6">Delete</text:span></text:p>
            <text:p>- Select 1 forum</text:p>
            <text:p>- Click on More Action → Delete</text:p>
            <text:p><text:span text:style-name="T6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3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26</text:p>
          </table:table-cell>
          <table:table-cell office:value-type="float" office:value="1">
            <text:p>001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6">Lock/Unlock forum</text:span> </text:p>
            <text:p><text:span text:style-name="T10">- Select 1 forum</text:span></text:p>
            <text:p><text:span text:style-name="T10">- Click on More Action → Lock/Unlock</text:span></text:p>
            <text:p><text:span text:style-name="T6">Open/Close forum </text:span></text:p>
            <text:p><text:span text:style-name="T10">- Select 1 forum</text:span></text:p>
            <text:p><text:span text:style-name="T10">- Click on More Action → Open/Close</text:span></text:p>
            <text:p><text:span text:style-name="T6">Manage watch in forum</text:span></text:p>
            <text:p><text:span text:style-name="T10">- Select 1 forum</text:span></text:p>
            <text:p><text:span text:style-name="T10">- Click on More Action → Manage </text:span><text:span text:style-name="T10">Watch</text:span></text:p>
            <text:p><text:span text:style-name="T6">Manage Ban IP in forum</text:span></text:p>
            <text:p><text:span text:style-name="T10">- Select 1 forum</text:span></text:p>
            <text:p><text:span text:style-name="T10">- Click on More Action → Ban Ips</text:span></text:p>
            <text:p><text:span text:style-name="T10">- Put IP 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38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27</text:p>
          </table:table-cell>
          <table:table-cell office:value-type="float" office:value="1">
            <text:p>001</text:p>
          </table:table-cell>
          <table:table-cell office:value-type="string">
            <text:p>KS\Forum\Forum\Manage_Topic</text:p>
          </table:table-cell>
          <table:table-cell office:value-type="string">
            <text:p>Manage Topic inside a Forum</text:p>
          </table:table-cell>
          <table:table-cell table:content-validation-name="val1" office:value-type="string">
            <text:p>Step 1: Manage Topic inside Forum</text:p>
          </table:table-cell>
          <table:table-cell office:value-type="string">
            <text:p>- Create new forum and select it</text:p>
            <text:p>- Create topic inside forum</text:p>
            <text:p>- Tick on check-box of 1 topic</text:p>
            <text:p><text:span text:style-name="T6">Edit topic</text:span></text:p>
            <text:p>- Select Moderation → Edit</text:p>
            <text:p>- Put values</text:p>
            <text:p>- Click Save</text:p>
            <text:p><text:span text:style-name="T6">Move topic</text:span></text:p>
            <text:p><text:span text:style-name="T10">- Select Moderation → Move</text:span></text:p>
            <text:p><text:span text:style-name="T10">- Choose the destination forum</text:span></text:p>
            <text:p><text:span text:style-name="T6">Delete topic</text:span></text:p>
            <text:p><text:span text:style-name="T10">- Select Moderation → Delete</text:span></text:p>
            <text:p><text:span text:style-name="T6">Open/close topic</text:span></text:p>
            <text:p><text:span text:style-name="T10">- Select Moderation → Open/Closed</text:span></text:p>
            <text:p><text:span text:style-name="T6">Lock/Unlock topic</text:span></text:p>
            <text:p><text:span text:style-name="T10">- Select Moderation → Lock/Unlock</text:span></text:p>
            <text:p><text:span text:style-name="T6">Stick/Untick topic</text:span></text:p>
            <text:p><text:span text:style-name="T10">- Select Moderation → Stick/Unstick</text:span></text:p>
            <text:p><text:span text:style-name="T6">Merge topic</text:span></text:p>
            <text:p><text:span text:style-name="T11">- Select 2 topics or more</text:span></text:p>
            <text:p><text:span text:style-name="T11">- </text:span><text:span text:style-name="T9">Select Moderation → Merge</text:span></text:p>
            <text:p><text:span text:style-name="T6">Censor topic</text:span></text:p>
            <text:p><text:span text:style-name="T11">- </text:span><text:span text:style-name="T9">Select Moderation → Merge</text:span></text:p>
            <text:p><text:span text:style-name="T6">Approve/Disapprove topic</text:span></text:p>
            <text:p><text:span text:style-name="T10">- Select Moderation → </text:span><text:span text:style-name="T10">Approve/Disapprove</text:span></text:p>
            <text:p><text:span text:style-name="T6">Activate/Deactivate topic</text:span></text:p>
            <text:p><text:span text:style-name="T10">- Select Moderation → </text:span><text:span text:style-name="T10">Active/Deactivate</text:span></text:p>
          </table:table-cell>
          <table:table-cell office:value-type="string">
            <text:p>- Topic is edited/moved/deleted successful</text:p>
            <text:p>- Other actions in menu is work validly </text:p>
            <text:p>- Normal user can not view closed/censored/disapproved/deactivated topic and add post into locked topic</text:p>
            <text:p>- The sticked topic is add stick icon and moved on the top of the topic list</text:p>
            <text:p>- The selected topics are merged in one</text:p>
            <text:p/>
            <text:p/>
            <text:p/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3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28</text:p>
          </table:table-cell>
          <table:table-cell office:value-type="float" office:value="1">
            <text:p>001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6">Add topic</text:span></text:p>
            <text:p>- Select 1 forum</text:p>
            <text:p>- Click on Start topic button</text:p>
            <text:p>- Put values</text:p>
            <text:p>- Click Save</text:p>
            <text:p><text:span text:style-name="T6">Edit topic</text:span></text:p>
            <text:p>- Open topic above</text:p>
            <text:p>- Click More Action → Edit</text:p>
            <text:p>- Put values</text:p>
            <text:p>- Click Save</text:p>
            <text:p><text:span text:style-name="T6">Delete topic</text:span></text:p>
            <text:p><text:span text:style-name="T10">- Open topic above</text:span></text:p>
            <text:p><text:span text:style-name="T10">- Click More Action → Delete</text:span></text:p>
            <text:p><text:span text:style-name="T6">Move topic</text:span></text:p>
            <text:p><text:span text:style-name="T10">- Open topic above</text:span></text:p>
            <text:p><text:span text:style-name="T10">- Click More Action → Move</text:span></text:p>
            <text:p><text:span text:style-name="T10">- Choose the destination 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40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29</text:p>
          </table:table-cell>
          <table:table-cell office:value-type="float" office:value="1">
            <text:p>001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/Stick/split Topic</text:p>
          </table:table-cell>
          <table:table-cell office:value-type="string">
            <text:p>- Open 1 topic</text:p>
            <text:p><text:span text:style-name="T6">Lock/Unlock topic</text:span></text:p>
            <text:p>- Click on More action → Lock/Unlock </text:p>
            <text:p><text:span text:style-name="T6">Close/Open topic</text:span></text:p>
            <text:p><text:span text:style-name="T10">- Click on More action → Close/Open</text:span></text:p>
            <text:p><text:span text:style-name="T6">Stick/Unstick topic</text:span></text:p>
            <text:p><text:span text:style-name="T10">- Click on More action → Stick/Unstick</text:span></text:p>
            <text:p><text:span text:style-name="T6">Split topic</text:span></text:p>
            <text:p>- Open topic has more than 2 posts</text:p>
            <text:p><text:span text:style-name="T10">- Click on More action → Split</text:span></text:p>
            <text:p><text:span text:style-name="T6">Manage watch</text:span></text:p>
            <text:p><text:span text:style-name="T10">- Click on More action → Watches</text:span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>- topic is sticked successful. The sticked topic is moved to the top of topic list</text:p>
            <text:p>- Topic is split successful. The selected posts in topic are separated successfully</text:p>
            <text:p>- Topic is watched successful. Watched email is listed in Watches form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41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30</text:p>
          </table:table-cell>
          <table:table-cell office:value-type="float" office:value="1">
            <text:p>001</text:p>
          </table:table-cell>
          <table:table-cell office:value-type="string">
            <text:p>KS\Forum\Topic\Tag</text:p>
          </table:table-cell>
          <table:table-cell table:style-name="ce9" office:value-type="string">
            <text:p>Tag for topic</text:p>
          </table:table-cell>
          <table:table-cell table:style-name="ce50" table:content-validation-name="val1" office:value-type="string">
            <text:p>Step 1: Manage tag on Topic</text:p>
          </table:table-cell>
          <table:table-cell table:style-name="ce53" office:value-type="string">
            <text:p>- Open 1 topic</text:p>
            <text:p><text:span text:style-name="T6">Add tag</text:span></text:p>
            <text:p>- Click on Tag </text:p>
            <text:p>- Put tag's name</text:p>
            <text:p><text:span text:style-name="T6">View tag </text:span></text:p>
            <text:p>- Click on tag's name at the top of topic</text:p>
            <text:p><text:span text:style-name="T6">Untag in topic</text:span></text:p>
            <text:p>- Click on x beside tag's name</text:p>
            <text:p><text:span text:style-name="T6">Auto suggest tag</text:span></text:p>
            <text:p>- Click on Tag</text:p>
            <text:p>- Put the name for new tag</text:p>
            <text:p/>
          </table:table-cell>
          <table:table-cell table:style-name="ce53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42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31</text:p>
          </table:table-cell>
          <table:table-cell office:value-type="float" office:value="1">
            <text:p>001</text:p>
          </table:table-cell>
          <table:table-cell office:value-type="string">
            <text:p>KS\Forum\Topic\Rate</text:p>
          </table:table-cell>
          <table:table-cell table:style-name="ce9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53" office:value-type="string">
            <text:p>- Open 1 topic</text:p>
            <text:p>- Click on Rate </text:p>
            <text:p>- Move mouse over stars</text:p>
          </table:table-cell>
          <table:table-cell table:style-name="ce53" office:value-type="string">
            <text:p>Topic is rated successfully. The number of stars are selected set yellow.</text:p>
            <text:p><text:span text:style-name="T10"/></text:p>
          </table:table-cell>
          <table:table-cell office:value-type="string">
            <text:p>Low</text:p>
          </table:table-cell>
          <table:table-cell table:number-columns-repeated="245"/>
        </table:table-row>
        <table:table-row table:style-name="ro4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32</text:p>
          </table:table-cell>
          <table:table-cell office:value-type="float" office:value="1">
            <text:p>001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50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6">Add poll</text:span></text:p>
            <text:p>- Click on More action → Add a poll</text:p>
            <text:p>- Put values</text:p>
            <text:p><text:span text:style-name="T6">Edit poll</text:span></text:p>
            <text:p>- Click Edit icon on a poll</text:p>
            <text:p><text:span text:style-name="T6">Close/Reopen Poll</text:span></text:p>
            <text:p>- Click on Close/ Reopen icon</text:p>
            <text:p><text:span text:style-name="T6">Remove 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44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33</text:p>
          </table:table-cell>
          <table:table-cell office:value-type="float" office:value="1">
            <text:p>001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6">Add post</text:span></text:p>
            <text:p>- Click on Post Reply button</text:p>
            <text:p>- Put content and Submit</text:p>
            <text:p><text:span text:style-name="T6">Edit post</text:span></text:p>
            <text:p>- Click Edit button on post above</text:p>
            <text:p><text:span text:style-name="T6">Delete post</text:span> </text:p>
            <text:p>- Click Delete button on post</text:p>
            <text:p><text:span text:style-name="T6">Add private post</text:span></text:p>
            <text:p>- Click Private button</text:p>
            <text:p><text:span text:style-name="T6">Quote a 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4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34</text:p>
          </table:table-cell>
          <table:table-cell office:value-type="float" office:value="1">
            <text:p>001</text:p>
          </table:table-cell>
          <table:table-cell office:value-type="string">
            <text:p>KS\Forum\Post\More_Actions</text:p>
          </table:table-cell>
          <table:table-cell office:value-type="string">
            <text:p>More action on Post</text:p>
          </table:table-cell>
          <table:table-cell table:content-validation-name="val1" office:value-type="string">
            <text:p>Step 1: Move/Delete/Show/ Hide/Approve post</text:p>
          </table:table-cell>
          <table:table-cell office:value-type="string">
            <text:p>- Open topic has post(s)</text:p>
            <text:p><text:span text:style-name="T6">Move post</text:span></text:p>
            <text:p>- Tick on post(s)</text:p>
            <text:p>- Select Moderation → Move</text:p>
            <text:p>- Select destination topic</text:p>
            <text:p><text:span text:style-name="T6">Delete post </text:span></text:p>
            <text:p><text:span text:style-name="T10">- Tick on post(s)</text:span></text:p>
            <text:p><text:span text:style-name="T10">- Select Moderation → Delete</text:span></text:p>
            <text:p><text:span text:style-name="T6">Show/Hide post</text:span></text:p>
            <text:p><text:span text:style-name="T10">- Tick on post(s)</text:span></text:p>
            <text:p><text:span text:style-name="T10">- Select Moderation → Show/Hide</text:span></text:p>
            <text:p><text:span text:style-name="T6">Approve post</text:span></text:p>
            <text:p><text:span text:style-name="T10">- Tick on post(s)</text:span></text:p>
            <text:p><text:span text:style-name="T10">- Select Moderation → Approve</text:span></text:p>
            <text:p><text:s/></text:p>
          </table:table-cell>
          <table:table-cell office:value-type="string">
            <text:p>- Post is moved/deleted successful</text:p>
            <text:p>- Show/hide post work validly. Normal users can not view hidden post and disapprove post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46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35</text:p>
          </table:table-cell>
          <table:table-cell office:value-type="float" office:value="1">
            <text:p>001</text:p>
          </table:table-cell>
          <table:table-cell office:value-type="string">
            <text:p>KS\Forum\View Category Forum Topic</text:p>
          </table:table-cell>
          <table:table-cell office:value-type="string">
            <text:p>View category/forum/topic</text:p>
          </table:table-cell>
          <table:table-cell table:content-validation-name="val1" office:value-type="string">
            <text:p>Step 1: View category/forum/topic</text:p>
          </table:table-cell>
          <table:table-cell office:value-type="string">
            <text:p>- View category/forum/topic </text:p>
            <text:p>- View attachment in topic</text:p>
          </table:table-cell>
          <table:table-cell office:value-type="string">
            <text:p>Properties of category/forum/ topic is shown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4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36</text:p>
          </table:table-cell>
          <table:table-cell office:value-type="float" office:value="1">
            <text:p>001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4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37</text:p>
          </table:table-cell>
          <table:table-cell office:value-type="float" office:value="1">
            <text:p>001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49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38</text:p>
          </table:table-cell>
          <table:table-cell office:value-type="float" office:value="1">
            <text:p>001</text:p>
          </table:table-cell>
          <table:table-cell office:value-type="string">
            <text:p>KS\Forum\Permalink</text:p>
          </table:table-cell>
          <table:table-cell office:value-type="string">
            <text:p>Permalink</text:p>
          </table:table-cell>
          <table:table-cell table:content-validation-name="val1" office:value-type="string">
            <text:p>Step 1: Check Permalink</text:p>
          </table:table-cell>
          <table:table-cell office:value-type="string">
            <text:p>Go to current page by permalink</text:p>
          </table:table-cell>
          <table:table-cell office:value-type="string">
            <text:p>Permalink link of current page is shown in new tab/window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50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KS_39</text:p>
          </table:table-cell>
          <table:table-cell office:value-type="float" office:value="1">
            <text:p>001</text:p>
          </table:table-cell>
          <table:table-cell office:value-type="string">
            <text:p>KS\Forum\RSS </text:p>
          </table:table-cell>
          <table:table-cell office:value-type="string">
            <text:p>RSS feed</text:p>
          </table:table-cell>
          <table:table-cell table:content-validation-name="val1" office:value-type="string">
            <text:p>Step 1: Get RSS </text:p>
          </table:table-cell>
          <table:table-cell office:value-type="string">
            <text:p>Get RSS feed of category/forum/topic</text:p>
          </table:table-cell>
          <table:table-cell office:value-type="string">
            <text:p>RSS feed of category/forum/topic is shown properties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5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KS_40</text:p>
          </table:table-cell>
          <table:table-cell office:value-type="float" office:value="1">
            <text:p>001</text:p>
          </table:table-cell>
          <table:table-cell office:value-type="string">
            <text:p>KS\Forum\Check_Breadcrumbs</text:p>
          </table:table-cell>
          <table:table-cell office:value-type="string">
            <text:p>Check breadcrumbs </text:p>
          </table:table-cell>
          <table:table-cell table:content-validation-name="val1" office:value-type="string">
            <text:p>Step 1: Check Breadcrumbs</text:p>
          </table:table-cell>
          <table:table-cell office:value-type="string">
            <text:p>- Go to inside one category/forum/topic</text:p>
            <text:p>- Click path on breadcrumbs</text:p>
            <text:p>- Goto last post</text:p>
            <text:p/>
          </table:table-cell>
          <table:table-cell office:value-type="string">
            <text:p>Selected category/forum/ topic/post is shown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4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KS_41</text:p>
          </table:table-cell>
          <table:table-cell office:value-type="float" office:value="1">
            <text:p>001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52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KS_42</text:p>
          </table:table-cell>
          <table:table-cell office:value-type="float" office:value="1">
            <text:p>001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5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KS_43</text:p>
          </table:table-cell>
          <table:table-cell office:value-type="float" office:value="1">
            <text:p>001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5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KS_44</text:p>
          </table:table-cell>
          <table:table-cell office:value-type="float" office:value="1">
            <text:p>001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6">Change profile information</text:span></text:p>
            <text:p>- Click on Profile tab</text:p>
            <text:p>- Chang profile information</text:p>
            <text:p><text:span text:style-name="T6">Change forum settings</text:span></text:p>
            <text:p><text:span text:style-name="T10">- Click on Forum settings tab</text:span></text:p>
            <text:p><text:span text:style-name="T10">- Chang forum information</text:span></text:p>
            <text:p><text:span text:style-name="T6">Manage my subscription</text:span></text:p>
            <text:p><text:span text:style-name="T10">- Click on My subscriptions tab</text:span></text:p>
            <text:p><text:span text:style-name="T10">- Chang subscriptions 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56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KS_45</text:p>
          </table:table-cell>
          <table:table-cell office:value-type="float" office:value="1">
            <text:p>001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50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6">Change user profile</text:span></text:p>
            <text:p>- Click on Profile tab</text:p>
            <text:p>- Change information</text:p>
            <text:p><text:span text:style-name="T6">Change user setting</text:span></text:p>
            <text:p><text:span text:style-name="T10">- Click on Setting tab</text:span></text:p>
            <text:p><text:span text:style-name="T10">- Change information</text:span></text:p>
            <text:p><text:span text:style-name="T6">Ban User</text:span></text:p>
            <text:p><text:span text:style-name="T10">- Click on Ban Uses tab</text:span></text:p>
            <text:p><text:span text:style-name="T10">- Change information</text:span></text:p>
            <text:p><text:span text:style-name="T6">View all topics of User</text:span></text:p>
            <text:p><text:span text:style-name="T10">- Click on Topic tab</text:span></text:p>
            <text:p><text:span text:style-name="T6">View add posts by User</text:span></text:p>
            <text:p><text:span text:style-name="T10">- Click on Posts tab</text:span></text:p>
            <text:p><text:span text:style-name="T10"/></text:p>
            <text:p><text:span text:style-name="T15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57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KS_46</text:p>
          </table:table-cell>
          <table:table-cell office:value-type="float" office:value="1">
            <text:p>001</text:p>
          </table:table-cell>
          <table:table-cell office:value-type="string">
            <text:p>KS\Forum\Administration\Sort_Setting</text:p>
          </table:table-cell>
          <table:table-cell office:value-type="string">
            <text:p>Sort setting</text:p>
          </table:table-cell>
          <table:table-cell table:content-validation-name="val1" office:value-type="string">
            <text:p>Step 1: Sort setting</text:p>
          </table:table-cell>
          <table:table-cell office:value-type="string">
            <text:p>- Define forum setting</text:p>
            <text:p/>
          </table:table-cell>
          <table:table-cell office:value-type="string">
            <text:p>Setting forum is successful with properties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58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KS_47</text:p>
          </table:table-cell>
          <table:table-cell office:value-type="float" office:value="1">
            <text:p>001</text:p>
          </table:table-cell>
          <table:table-cell office:value-type="string">
            <text:p>KS\Forum\Administration\Censor_Keyword</text:p>
          </table:table-cell>
          <table:table-cell office:value-type="string">
            <text:p>Censor keyword</text:p>
          </table:table-cell>
          <table:table-cell table:content-validation-name="val1" office:value-type="string">
            <text:p>Step 1: Censor keyword</text:p>
          </table:table-cell>
          <table:table-cell office:value-type="string">
            <text:p>- Click on Administration </text:p>
            <text:p>- Select “Censored keyword”</text:p>
            <text:p>- Input censored keyword and save</text:p>
          </table:table-cell>
          <table:table-cell office:value-type="string">
            <text:p>- Censored keyword is saved successful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5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KS_48</text:p>
          </table:table-cell>
          <table:table-cell office:value-type="float" office:value="1">
            <text:p>001</text:p>
          </table:table-cell>
          <table:table-cell office:value-type="string">
            <text:p>KS\Forum\Administration\Notification</text:p>
          </table:table-cell>
          <table:table-cell office:value-type="string">
            <text:p>Notification</text:p>
          </table:table-cell>
          <table:table-cell table:content-validation-name="val1" office:value-type="string">
            <text:p>Step 1: Notification</text:p>
          </table:table-cell>
          <table:table-cell office:value-type="string">
            <text:p>- Click on Administration</text:p>
            <text:p>- Select “Notification”</text:p>
            <text:p>- Input content for notify and save </text:p>
          </table:table-cell>
          <table:table-cell office:value-type="string">
            <text:p>Notification is saved successfully with properties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61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KS_49</text:p>
          </table:table-cell>
          <table:table-cell office:value-type="float" office:value="1">
            <text:p>001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</text:p>
            <text:p>-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62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KS_50</text:p>
          </table:table-cell>
          <table:table-cell office:value-type="float" office:value="1">
            <text:p>001</text:p>
          </table:table-cell>
          <table:table-cell office:value-type="string">
            <text:p>KS\Forum\Administration\Auto_Prune</text:p>
          </table:table-cell>
          <table:table-cell office:value-type="string">
            <text:p>Auto-Prune</text:p>
          </table:table-cell>
          <table:table-cell table:style-name="ce50" table:content-validation-name="val1" office:value-type="string">
            <text:p>Step 1: Setting prune and run</text:p>
          </table:table-cell>
          <table:table-cell office:value-type="string">
            <text:p>- Click on Administration </text:p>
            <text:p>- Select “Pruning” </text:p>
            <text:p>- Setting Prune for forums and run</text:p>
          </table:table-cell>
          <table:table-cell office:value-type="string">
            <text:p>- Auto-Prune is done</text:p>
            <text:p>- The prune topic is inactive and invisible with normal users</text:p>
            <text:p/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59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KS_51</text:p>
          </table:table-cell>
          <table:table-cell office:value-type="float" office:value="1">
            <text:p>001</text:p>
          </table:table-cell>
          <table:table-cell office:value-type="string">
            <text:p>KS\Forum\Administration\Manage_Topic_Type</text:p>
          </table:table-cell>
          <table:table-cell office:value-type="string">
            <text:p>Manage Topic type</text:p>
          </table:table-cell>
          <table:table-cell table:style-name="ce50" table:content-validation-name="val1" office:value-type="string">
            <text:p>Step 1: Add/Edit/Delete Topic type</text:p>
          </table:table-cell>
          <table:table-cell office:value-type="string">
            <text:p>- Click on Administration </text:p>
            <text:p>- Select “Topic Types”</text:p>
            <text:p>- Add/edit/delete topic type</text:p>
          </table:table-cell>
          <table:table-cell office:value-type="string">
            <text:p>Topic type is added new/edited/deleted successfully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62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KS_52</text:p>
          </table:table-cell>
          <table:table-cell office:value-type="float" office:value="1">
            <text:p>001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</text:p>
            <text:p>-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43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KS_53</text:p>
          </table:table-cell>
          <table:table-cell office:value-type="float" office:value="1">
            <text:p>001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50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63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KS_54</text:p>
          </table:table-cell>
          <table:table-cell office:value-type="float" office:value="1">
            <text:p>001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64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KS_55</text:p>
          </table:table-cell>
          <table:table-cell office:value-type="float" office:value="1">
            <text:p>001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KS_56</text:p>
          </table:table-cell>
          <table:table-cell office:value-type="float" office:value="1">
            <text:p>001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50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1" table:number-rows-repeated="10">
          <table:table-cell table:style-name="ce31" table:number-columns-repeated="2"/>
          <table:table-cell table:style-name="Default" table:number-columns-repeated="3"/>
          <table:table-cell table:style-name="ce51"/>
          <table:table-cell table:style-name="ce54"/>
          <table:table-cell table:style-name="ce56"/>
          <table:table-cell table:style-name="ce71"/>
          <table:table-cell table:style-name="Default" table:number-columns-repeated="11"/>
          <table:table-cell table:number-columns-repeated="234"/>
        </table:table-row>
        <table:table-row table:style-name="ro1" table:number-rows-repeated="10">
          <table:table-cell table:style-name="Default" table:number-columns-repeated="5"/>
          <table:table-cell table:style-name="ce51"/>
          <table:table-cell table:style-name="Default" table:number-columns-repeated="14"/>
          <table:table-cell table:number-columns-repeated="234"/>
        </table:table-row>
        <table:table-row table:style-name="ro1">
          <table:table-cell table:style-name="Default" table:number-columns-repeated="5"/>
          <table:table-cell table:style-name="ce51"/>
          <table:table-cell table:style-name="Default" table:number-columns-repeated="14"/>
          <table:table-cell table:number-columns-repeated="234"/>
        </table:table-row>
      </table:table>
      <table:table table:name="Summary_Report" table:style-name="ta1" table:print="false">
        <table:table-column table:style-name="co13" table:default-cell-style-name="ce63"/>
        <table:table-column table:style-name="co3" table:default-cell-style-name="ce65"/>
        <table:table-column table:style-name="co14" table:default-cell-style-name="ce67"/>
        <table:table-column table:style-name="co15" table:default-cell-style-name="ce68"/>
        <table:table-column table:style-name="co16" table:default-cell-style-name="ce66"/>
        <table:table-column table:style-name="co3" table:default-cell-style-name="ce70"/>
        <table:table-row table:style-name="ro7">
          <table:table-cell table:style-name="ce61" office:value-type="string" table:number-columns-spanned="5" table:number-rows-spanned="2">
            <text:p>Knowledge Suite Functionality List</text:p>
            <text:p><text:span text:style-name="T5">Product version: KS 2.0.1</text:span>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53">
          <table:covered-table-cell table:style-name="ce62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9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69"/>
        </table:table-row>
        <table:table-row table:style-name="ro59">
          <table:table-cell office:value-type="string">
            <text:p>SNF_KS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16]=[.$A4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16]=[.$A5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16]=[.$A6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16]=[.$A7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05</text:p>
          </table:table-cell>
          <table:table-cell table:style-name="ce66"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watch (Add/Edit/Remove)</text:p>
          </table:table-cell>
          <table:table-cell office:value-type="string">
            <text:p>Register email to receive notify mail for changes on category (add/edit/respond question)</text:p>
          </table:table-cell>
          <table:table-cell table:formula="of:=SUMPRODUCT(([SniffTest.B$5:SniffTest.B$1016]=[.$A8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6</text:p>
          </table:table-cell>
          <table:table-cell table:style-name="ce66"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Get RSS of Category</text:p>
          </table:table-cell>
          <table:table-cell office:value-type="string">
            <text:p>Show all questions of category in RSS feed</text:p>
          </table:table-cell>
          <table:table-cell table:formula="of:=SUMPRODUCT(([SniffTest.B$5:SniffTest.B$1016]=[.$A9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07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16]=[.$A10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08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16]=[.$A11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9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Discuss question to forum</text:p>
          </table:table-cell>
          <table:table-cell office:value-type="string">
            <text:p>Discuss question to forum as a Topic</text:p>
          </table:table-cell>
          <table:table-cell table:formula="of:=SUMPRODUCT(([SniffTest.B$5:SniffTest.B$1016]=[.$A12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0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iew/print preview question</text:p>
          </table:table-cell>
          <table:table-cell office:value-type="string">
            <text:p>Print content of question</text:p>
          </table:table-cell>
          <table:table-cell table:formula="of:=SUMPRODUCT(([SniffTest.B$5:SniffTest.B$1016]=[.$A13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1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16]=[.$A14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2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16]=[.$A15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16]=[.$A16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4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16]=[.$A17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5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16]=[.$A18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16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16]=[.$A19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7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16]=[.$A20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8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16]=[.$A21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19</text:p>
          </table:table-cell>
          <table:table-cell office:value-type="string">
            <text:p>Answers</text:p>
          </table:table-cell>
          <table:table-cell office:value-type="string">
            <text:p>View Profile</text:p>
          </table:table-cell>
          <table:table-cell office:value-type="string">
            <text:p>View profile of user</text:p>
          </table:table-cell>
          <table:table-cell office:value-type="string">
            <text:p>View information of user</text:p>
          </table:table-cell>
          <table:table-cell table:formula="of:=SUMPRODUCT(([SniffTest.B$5:SniffTest.B$1016]=[.$A22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20</text:p>
          </table:table-cell>
          <table:table-cell office:value-type="string">
            <text:p>Answers</text:p>
          </table:table-cell>
          <table:table-cell table:number-columns-repeated="2" office:value-type="string">
            <text:p>User Setting</text:p>
          </table:table-cell>
          <table:table-cell office:value-type="string">
            <text:p>Setting properties by user</text:p>
          </table:table-cell>
          <table:table-cell table:formula="of:=SUMPRODUCT(([SniffTest.B$5:SniffTest.B$1016]=[.$A23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16]=[.$A24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16]=[.$A25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3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16]=[.$A26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4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Manage Forum inside a Category</text:p>
          </table:table-cell>
          <table:table-cell office:value-type="string">
            <text:p>Do actions in Forum from Manage category menu</text:p>
          </table:table-cell>
          <table:table-cell table:formula="of:=SUMPRODUCT(([SniffTest.B$5:SniffTest.B$1016]=[.$A27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25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16]=[.$A28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26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16]=[.$A29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7</text:p>
          </table:table-cell>
          <table:table-cell table:number-columns-repeated="2" office:value-type="string">
            <text:p>Forum</text:p>
          </table:table-cell>
          <table:table-cell office:value-type="string">
            <text:p>Manage Topic inside a Forum</text:p>
          </table:table-cell>
          <table:table-cell office:value-type="string">
            <text:p>Do actions in Forum from Moderation menu</text:p>
          </table:table-cell>
          <table:table-cell table:formula="of:=SUMPRODUCT(([SniffTest.B$5:SniffTest.B$1016]=[.$A30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8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16]=[.$A31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29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16]=[.$A32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0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16]=[.$A33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16]=[.$A34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16]=[.$A35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3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16]=[.$A36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4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More action on Post</text:p>
          </table:table-cell>
          <table:table-cell office:value-type="string">
            <text:p>Do other actions in posts as show/hide, approve, remove..</text:p>
          </table:table-cell>
          <table:table-cell table:formula="of:=SUMPRODUCT(([SniffTest.B$5:SniffTest.B$1016]=[.$A37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5</text:p>
          </table:table-cell>
          <table:table-cell office:value-type="string">
            <text:p>Forum</text:p>
          </table:table-cell>
          <table:table-cell office:value-type="string">
            <text:p>View category/Forum/Topic</text:p>
          </table:table-cell>
          <table:table-cell office:value-type="string">
            <text:p>View category/forum/topic</text:p>
          </table:table-cell>
          <table:table-cell office:value-type="string">
            <text:p>View content of category/forum/topic</text:p>
          </table:table-cell>
          <table:table-cell table:formula="of:=SUMPRODUCT(([SniffTest.B$5:SniffTest.B$1016]=[.$A38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6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16]=[.$A39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7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16]=[.$A40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8</text:p>
          </table:table-cell>
          <table:table-cell office:value-type="string">
            <text:p>Forum</text:p>
          </table:table-cell>
          <table:table-cell table:style-name="ce68" office:value-type="string">
            <text:p>Permalink</text:p>
          </table:table-cell>
          <table:table-cell office:value-type="string">
            <text:p>Permalink</text:p>
          </table:table-cell>
          <table:table-cell office:value-type="string">
            <text:p>Get permalink of category/forum/topic</text:p>
          </table:table-cell>
          <table:table-cell table:formula="of:=SUMPRODUCT(([SniffTest.B$5:SniffTest.B$1016]=[.$A41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9</text:p>
          </table:table-cell>
          <table:table-cell office:value-type="string">
            <text:p>Forum</text:p>
          </table:table-cell>
          <table:table-cell office:value-type="string">
            <text:p>RSS</text:p>
          </table:table-cell>
          <table:table-cell office:value-type="string">
            <text:p>RSS feed</text:p>
          </table:table-cell>
          <table:table-cell office:value-type="string">
            <text:p>Show posts in RSS feed</text:p>
          </table:table-cell>
          <table:table-cell table:formula="of:=SUMPRODUCT(([SniffTest.B$5:SniffTest.B$1016]=[.$A42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0</text:p>
          </table:table-cell>
          <table:table-cell office:value-type="string">
            <text:p>Forum</text:p>
          </table:table-cell>
          <table:table-cell table:style-name="ce68" office:value-type="string">
            <text:p>Breadcrumbs </text:p>
          </table:table-cell>
          <table:table-cell office:value-type="string">
            <text:p>Check breadcrumbs </text:p>
          </table:table-cell>
          <table:table-cell office:value-type="string">
            <text:p>Open category/forum/topic directly form breadcrumbs</text:p>
          </table:table-cell>
          <table:table-cell table:formula="of:=SUMPRODUCT(([SniffTest.B$5:SniffTest.B$1016]=[.$A43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1</text:p>
          </table:table-cell>
          <table:table-cell office:value-type="string">
            <text:p>Forum</text:p>
          </table:table-cell>
          <table:table-cell table:style-name="ce68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16]=[.$A44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2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16]=[.$A45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43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16]=[.$A46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4</text:p>
          </table:table-cell>
          <table:table-cell office:value-type="string">
            <text:p>Forum</text:p>
          </table:table-cell>
          <table:table-cell table:style-name="ce68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16]=[.$A47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5</text:p>
          </table:table-cell>
          <table:table-cell office:value-type="string">
            <text:p>Forum</text:p>
          </table:table-cell>
          <table:table-cell table:style-name="ce68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16]=[.$A48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6</text:p>
          </table:table-cell>
          <table:table-cell office:value-type="string">
            <text:p>Forum</text:p>
          </table:table-cell>
          <table:table-cell table:style-name="ce68" office:value-type="string">
            <text:p>Sort setting</text:p>
          </table:table-cell>
          <table:table-cell office:value-type="string">
            <text:p>Sort setting</text:p>
          </table:table-cell>
          <table:table-cell office:value-type="string">
            <text:p>Setting sort in forum by user</text:p>
          </table:table-cell>
          <table:table-cell table:formula="of:=SUMPRODUCT(([SniffTest.B$5:SniffTest.B$1016]=[.$A49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7</text:p>
          </table:table-cell>
          <table:table-cell office:value-type="string">
            <text:p>Forum</text:p>
          </table:table-cell>
          <table:table-cell table:style-name="ce68" office:value-type="string">
            <text:p>Censor keyword</text:p>
          </table:table-cell>
          <table:table-cell office:value-type="string">
            <text:p>Censor keyword</text:p>
          </table:table-cell>
          <table:table-cell office:value-type="string">
            <text:p>Add censor keyword by administrator</text:p>
          </table:table-cell>
          <table:table-cell table:formula="of:=SUMPRODUCT(([SniffTest.B$5:SniffTest.B$1016]=[.$A50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8</text:p>
          </table:table-cell>
          <table:table-cell office:value-type="string">
            <text:p>Forum</text:p>
          </table:table-cell>
          <table:table-cell table:style-name="ce68" office:value-type="string">
            <text:p>Notification</text:p>
          </table:table-cell>
          <table:table-cell office:value-type="string">
            <text:p>Notification</text:p>
          </table:table-cell>
          <table:table-cell office:value-type="string">
            <text:p>Setting notify template by administrator</text:p>
          </table:table-cell>
          <table:table-cell table:formula="of:=SUMPRODUCT(([SniffTest.B$5:SniffTest.B$1016]=[.$A51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9</text:p>
          </table:table-cell>
          <table:table-cell office:value-type="string">
            <text:p>Forum</text:p>
          </table:table-cell>
          <table:table-cell table:style-name="ce68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16]=[.$A52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50</text:p>
          </table:table-cell>
          <table:table-cell office:value-type="string">
            <text:p>Forum</text:p>
          </table:table-cell>
          <table:table-cell table:style-name="ce68" office:value-type="string">
            <text:p>Auto-Prune</text:p>
          </table:table-cell>
          <table:table-cell office:value-type="string">
            <text:p>Auto-Prune</text:p>
          </table:table-cell>
          <table:table-cell office:value-type="string">
            <text:p>Setting au-prune in forum by administrator</text:p>
          </table:table-cell>
          <table:table-cell table:formula="of:=SUMPRODUCT(([SniffTest.B$5:SniffTest.B$1016]=[.$A53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1</text:p>
          </table:table-cell>
          <table:table-cell office:value-type="string">
            <text:p>Forum</text:p>
          </table:table-cell>
          <table:table-cell table:style-name="ce68" office:value-type="string">
            <text:p>Manage Topic type</text:p>
          </table:table-cell>
          <table:table-cell office:value-type="string">
            <text:p>Manage Topic type</text:p>
          </table:table-cell>
          <table:table-cell office:value-type="string">
            <text:p>Add/edit/delete topic type</text:p>
          </table:table-cell>
          <table:table-cell table:formula="of:=SUMPRODUCT(([SniffTest.B$5:SniffTest.B$1016]=[.$A54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2</text:p>
          </table:table-cell>
          <table:table-cell office:value-type="string">
            <text:p>Forum</text:p>
          </table:table-cell>
          <table:table-cell table:style-name="ce68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16]=[.$A55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53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16]=[.$A56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54</text:p>
          </table:table-cell>
          <table:table-cell office:value-type="string">
            <text:p>FAQ</text:p>
          </table:table-cell>
          <table:table-cell table:style-name="ce68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16]=[.$A57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55</text:p>
          </table:table-cell>
          <table:table-cell office:value-type="string">
            <text:p>FAQ</text:p>
          </table:table-cell>
          <table:table-cell table:style-name="ce68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16]=[.$A58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6</text:p>
          </table:table-cell>
          <table:table-cell office:value-type="string">
            <text:p>FAQ</text:p>
          </table:table-cell>
          <table:table-cell table:style-name="ce68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16]=[.$A59])*([SniffTest.A$5:SniffTest.A$1016]&lt;&gt;&quot;&quot;))" office:value-type="float" office:value="1">
            <text:p>1</text:p>
          </table:table-cell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05/09/2011</text:date>, <text:time>17:0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5-09T17:06:00</dc:date>
    <meta:printed-by>Thanh Cong Nguyen</meta:printed-by>
    <meta:print-date>2009-03-06T17:07:42</meta:print-date>
    <dc:language>en-US</dc:language>
    <meta:editing-cycles>171</meta:editing-cycles>
    <meta:editing-duration>PT183H09M54S</meta:editing-duration>
    <meta:document-statistic meta:table-count="3" meta:cell-count="1066" meta:object-count="0"/>
    <meta:user-defined meta:name="Info 1"/>
    <meta:user-defined meta:name="Info 2"/>
    <meta:user-defined meta:name="Info 3"/>
    <meta:user-defined meta:name="Info 4"/>
  </office:meta>
</office:document-meta>
</file>